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Bảng1" style:family="table">
      <style:table-properties style:width="14.534cm" fo:margin-left="-0.199cm" table:align="left" style:writing-mode="lr-tb"/>
    </style:style>
    <style:style style:name="Bảng1.A" style:family="table-column">
      <style:table-column-properties style:column-width="2.413cm"/>
    </style:style>
    <style:style style:name="Bảng1.B" style:family="table-column">
      <style:table-column-properties style:column-width="1.905cm"/>
    </style:style>
    <style:style style:name="Bảng1.C" style:family="table-column">
      <style:table-column-properties style:column-width="3.157cm"/>
    </style:style>
    <style:style style:name="Bảng1.D" style:family="table-column">
      <style:table-column-properties style:column-width="1.439cm"/>
    </style:style>
    <style:style style:name="Bảng1.E" style:family="table-column">
      <style:table-column-properties style:column-width="1.898cm"/>
    </style:style>
    <style:style style:name="Bảng1.F" style:family="table-column">
      <style:table-column-properties style:column-width="1.829cm"/>
    </style:style>
    <style:style style:name="Bảng1.G" style:family="table-column">
      <style:table-column-properties style:column-width="1.893cm"/>
    </style:style>
    <style:style style:name="Bảng1.1" style:family="table-row">
      <style:table-row-properties style:keep-together="true" fo:keep-together="auto"/>
    </style:style>
    <style:style style:name="Bảng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Bảng1.G1" style:family="table-cell">
      <style:table-cell-properties style:vertical-align="top" fo:padding-left="0.191cm" fo:padding-right="0.191cm" fo:padding-top="0cm" fo:padding-bottom="0cm" fo:border="0.5pt solid #000000" style:writing-mode="lr-tb"/>
    </style:style>
    <style:style style:name="Bảng2" style:family="table">
      <style:table-properties style:width="16.432cm" fo:margin-left="-0.199cm" table:align="left" style:writing-mode="lr-tb"/>
    </style:style>
    <style:style style:name="Bảng2.A" style:family="table-column">
      <style:table-column-properties style:column-width="2.604cm"/>
    </style:style>
    <style:style style:name="Bảng2.B" style:family="table-column">
      <style:table-column-properties style:column-width="9.827cm"/>
    </style:style>
    <style:style style:name="Bảng2.C" style:family="table-column">
      <style:table-column-properties style:column-width="4.002cm"/>
    </style:style>
    <style:style style:name="Bảng2.1" style:family="table-row">
      <style:table-row-properties style:min-row-height="0.238cm" style:keep-together="true" fo:keep-together="auto"/>
    </style:style>
    <style:style style:name="Bảng2.A1" style:family="table-cell">
      <style:table-cell-properties style:vertical-align="top" fo:padding-left="0.191cm" fo:padding-right="0.191cm" fo:padding-top="0cm" fo:padding-bottom="0cm" fo:border="0.5pt solid #000000" style:writing-mode="lr-tb"/>
    </style:style>
    <style:style style:name="Bảng2.3" style:family="table-row">
      <style:table-row-properties style:min-row-height="0.503cm" style:keep-together="true" fo:keep-together="auto"/>
    </style:style>
    <style:style style:name="Bảng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Bảng2.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Bảng2.5" style:family="table-row">
      <style:table-row-properties style:min-row-height="0.487cm" style:keep-together="true" fo:keep-together="auto"/>
    </style:style>
    <style:style style:name="Bảng2.6" style:family="table-row">
      <style:table-row-properties style:min-row-height="0.974cm" style:keep-together="true" fo:keep-together="auto"/>
    </style:style>
    <style:style style:name="Bảng2.7" style:family="table-row">
      <style:table-row-properties style:min-row-height="2.173cm" style:keep-together="true" fo:keep-together="auto"/>
    </style:style>
    <style:style style:name="P1" style:family="paragraph" style:parent-style-name="Text_20_body">
      <style:text-properties fo:font-weight="bold"/>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margin-left="1.905cm" fo:margin-right="0cm" fo:text-indent="0cm" style:auto-text-indent="false"/>
    </style:style>
    <style:style style:name="P5" style:family="paragraph" style:parent-style-name="Standard">
      <style:paragraph-properties fo:margin-left="1.905cm" fo:margin-right="0cm" fo:text-indent="0cm" style:auto-text-indent="false" fo:break-before="page"/>
    </style:style>
    <style:style style:name="P6" style:family="paragraph" style:parent-style-name="Text_20_body" style:list-style-name="L1"/>
    <style:style style:name="P7" style:family="paragraph" style:parent-style-name="Text_20_body" style:list-style-name="L2">
      <style:text-properties fo:background-color="#ffff00"/>
    </style:style>
    <style:style style:name="P8" style:family="paragraph" style:parent-style-name="Text_20_body" style:list-style-name="L3"/>
    <style:style style:name="P9" style:family="paragraph" style:parent-style-name="Text_20_body" style:list-style-name="L4">
      <style:text-properties fo:color="#000000" fo:background-color="#ffff00"/>
    </style:style>
    <style:style style:name="P10" style:family="paragraph" style:parent-style-name="Text_20_body" style:list-style-name="L1">
      <style:paragraph-properties fo:margin-top="0cm" fo:margin-bottom="0cm"/>
    </style:style>
    <style:style style:name="P11" style:family="paragraph" style:parent-style-name="Text_20_body" style:list-style-name="L2">
      <style:paragraph-properties fo:margin-top="0cm" fo:margin-bottom="0cm"/>
      <style:text-properties fo:background-color="#ffff00"/>
    </style:style>
    <style:style style:name="P12" style:family="paragraph" style:parent-style-name="Text_20_body" style:list-style-name="L4">
      <style:paragraph-properties fo:margin-top="0cm" fo:margin-bottom="0cm"/>
      <style:text-properties fo:background-color="#ffff00"/>
    </style:style>
    <style:style style:name="P13" style:family="paragraph" style:parent-style-name="Standard" style:master-page-name="Standard">
      <style:paragraph-properties fo:margin-left="1.905cm" fo:margin-right="0cm" fo:text-indent="0cm" style:auto-text-indent="false" style:page-number="auto"/>
    </style:style>
    <style:style style:name="P14" style:family="paragraph" style:parent-style-name="Standard" style:list-style-name="WW8Num1"/>
    <style:style style:name="T1" style:family="text">
      <style:text-properties fo:font-size="10pt" style:font-size-asian="10pt"/>
    </style:style>
    <style:style style:name="T2" style:family="text">
      <style:text-properties fo:font-size="10pt" fo:font-weight="bold" style:font-size-asian="10pt" style:font-weight-asian="bold"/>
    </style:style>
    <style:style style:name="T3" style:family="text">
      <style:text-properties fo:font-weight="bold"/>
    </style:style>
    <style:style style:name="T4" style:family="text">
      <style:text-properties fo:color="#666666"/>
    </style:style>
    <style:style style:name="T5" style:family="text">
      <style:text-properties fo:color="#666666"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Website Van Xuan như này:<text:line-break/><text:line-break/><text:span text:style-name="T3">- Côt bên Phải: </text:span></text:p>
      <text:list xml:id="list637695370" text:style-name="L1">
        <text:list-item>
          <text:p text:style-name="P10">Phần thông báo và thông tin mới ông xem như Web sở giáo dục Hà Nội</text:p>
        </text:list-item>
        <text:list-item>
          <text:p text:style-name="P10">Thông báo liên kết tin từ phần Tin tức- Sự kiện</text:p>
        </text:list-item>
        <text:list-item>
          <text:p text:style-name="P10">Tông tin mới: Lấy tất cả các tin mới nhất 12 tin, cho chữ chạy từ dưới lên, chú ý định dạng như mẫu của Sở gíao dục </text:p>
        </text:list-item>
        <text:list-item>
          <text:p text:style-name="P6">Thống báo định dang như sở giáo dục</text:p>
        </text:list-item>
      </text:list>
      <text:p text:style-name="Text_20_body"><text:line-break/><text:span text:style-name="T3">- Cột bên Trái: </text:span></text:p>
      <text:list xml:id="list2104509715" text:style-name="L2">
        <text:list-item>
          <text:p text:style-name="P11">Còn thiếu liên kết ngành dọc</text:p>
        </text:list-item>
        <text:list-item>
          <text:p text:style-name="P7">Phần thống kê truy cập bỏ chữ VISITOR COUNTER</text:p>
        </text:list-item>
      </text:list>
      <text:p text:style-name="P1"><text:line-break/>-Phần ở giữa: </text:p>
      <text:list xml:id="list1691996682" text:style-name="L3">
        <text:list-item>
          <text:p text:style-name="P8">Ông làm như phú thượng nhé, chú ý là trang chủ và trang con khác nhau đó.  </text:p>
        </text:list-item>
      </text:list>
      <text:list xml:id="list891542458" text:style-name="L4">
        <text:list-item>
          <text:p text:style-name="P12">CHú ý: cuối các tin phần trang chủ có hiện ngày viết có đinh dạng là:<text:span text:style-name="T4"> Ngày: dd/mm/yyyy</text:span> Sửa thành cho vào ngoặc, chữ nghiêng, cùng cỡ chữ tiêu đề bài, mã màu vãn như cũ, như sau: <text:span text:style-name="T5">(dd/mm/yyyy)</text:span> </text:p>
        </text:list-item>
        <text:list-item>
          <text:p text:style-name="P9">Khi đưa chỏ chuột vào tiêu đề các bài viết thì mầu chữ vẫn như Phú Thượng, nhưng thay đổi bổ xung là thành chữ đậm và không có ghạch chân</text:p>
        </text:list-item>
      </text:list>
      <text:p text:style-name="P4"/>
      <text:p text:style-name="P5">Menu ngang</text:p>
      <table:table table:name="Bảng1" table:style-name="Bảng1">
        <table:table-column table:style-name="Bảng1.A"/>
        <table:table-column table:style-name="Bảng1.B"/>
        <table:table-column table:style-name="Bảng1.C"/>
        <table:table-column table:style-name="Bảng1.D"/>
        <table:table-column table:style-name="Bảng1.E"/>
        <table:table-column table:style-name="Bảng1.F"/>
        <table:table-column table:style-name="Bảng1.G"/>
        <table:table-row table:style-name="Bảng1.1">
          <table:table-cell table:style-name="Bảng1.A1" office:value-type="string">
            <text:p text:style-name="P2">Trang chủ</text:p>
          </table:table-cell>
          <table:table-cell table:style-name="Bảng1.A1" office:value-type="string">
            <text:p text:style-name="P2">Tin tức</text:p>
          </table:table-cell>
          <table:table-cell table:style-name="Bảng1.A1" office:value-type="string">
            <text:p text:style-name="P2">Lịch hoạt động</text:p>
          </table:table-cell>
          <table:table-cell table:style-name="Bảng1.A1" office:value-type="string">
            <text:p text:style-name="P2">TKB</text:p>
          </table:table-cell>
          <table:table-cell table:style-name="Bảng1.A1" office:value-type="string">
            <text:p text:style-name="P2">Thi đua</text:p>
          </table:table-cell>
          <table:table-cell table:style-name="Bảng1.A1" office:value-type="string">
            <text:p text:style-name="P2">Tổ CM</text:p>
          </table:table-cell>
          <table:table-cell table:style-name="Bảng1.G1" office:value-type="string">
            <text:p text:style-name="P2">Liên hệ</text:p>
          </table:table-cell>
        </table:table-row>
      </table:table>
      <text:p text:style-name="Standard"/>
      <text:p text:style-name="Standard">Site Web</text:p>
      <text:p text:style-name="Standard">Trang chủ</text:p>
      <text:p text:style-name="Standard">Giới thiệu</text:p>
      <text:list xml:id="list418917910" text:style-name="WW8Num1">
        <text:list-item>
          <text:p text:style-name="P14">Truyền thống – lịch sử</text:p>
        </text:list-item>
        <text:list-item>
          <text:p text:style-name="P14">Sứ mệnh tầm nhìn</text:p>
        </text:list-item>
        <text:list-item>
          <text:p text:style-name="P14">Thành tựu nhà trường</text:p>
        </text:list-item>
        <text:list-item>
          <text:p text:style-name="P14">Cơ sở vật chất</text:p>
        </text:list-item>
      </text:list>
      <text:p text:style-name="Standard">Tổ chức – Đoàn thể</text:p>
      <text:list xml:id="list1493713759" text:continue-numbering="true" text:style-name="WW8Num1">
        <text:list-item>
          <text:p text:style-name="P14">Đảng bộ nhà trường</text:p>
        </text:list-item>
        <text:list-item>
          <text:p text:style-name="P14">Ban giám hiệu</text:p>
        </text:list-item>
        <text:list-item>
          <text:p text:style-name="P14">Công đoàn</text:p>
        </text:list-item>
        <text:list-item>
          <text:p text:style-name="P14">Đoàn Thanh niên</text:p>
        </text:list-item>
        <text:list-item>
          <text:p text:style-name="P14">Chi đoàn GV</text:p>
        </text:list-item>
        <text:list-item>
          <text:p text:style-name="P14">Hội phụ huynh HS</text:p>
        </text:list-item>
        <text:list-item>
          <text:p text:style-name="P14">Các tổ CM</text:p>
          <text:list>
            <text:list-item>
              <text:p text:style-name="P14">Tổ Toán</text:p>
            </text:list-item>
            <text:list-item>
              <text:p text:style-name="P14">Tổ Vật lí – Tin hoc – TD – CN – QP</text:p>
            </text:list-item>
            <text:list-item>
              <text:p text:style-name="P14">Tổ Hóa – Sinh</text:p>
            </text:list-item>
            <text:list-item>
              <text:p text:style-name="P14">Tổ Văn</text:p>
            </text:list-item>
            <text:list-item>
              <text:p text:style-name="P14">Tổ Xã hội</text:p>
            </text:list-item>
            <text:list-item>
              <text:p text:style-name="P14">Tổ Ngoại ngữ</text:p>
            </text:list-item>
            <text:list-item>
              <text:p text:style-name="P14">Tổ hành chính</text:p>
            </text:list-item>
          </text:list>
        </text:list-item>
      </text:list>
      <text:p text:style-name="Standard">Tin tức – Sự kiện</text:p>
      <text:list xml:id="list1107394034" text:continue-numbering="true" text:style-name="WW8Num1">
        <text:list-item>
          <text:p text:style-name="P14">Thông báo của nhà trường</text:p>
        </text:list-item>
        <text:list-item>
          <text:p text:style-name="P14">Trực BGH</text:p>
        </text:list-item>
        <text:list-item>
          <text:p text:style-name="P14">Văn bản</text:p>
        </text:list-item>
        <text:list-item>
          <text:p text:style-name="P14">Kế hoạch công tác</text:p>
        </text:list-item>
        <text:list-item>
          <text:p text:style-name="P14">Thông tin tuyển sinh</text:p>
        </text:list-item>
        <text:list-item>
          <text:p text:style-name="P14">Thời khóa biểu</text:p>
        </text:list-item>
        <text:list-item>
          <text:p text:style-name="P14">Thông tin khác</text:p>
        </text:list-item>
      </text:list>
      <text:p text:style-name="Standard">Thông tin hoạt động</text:p>
      <text:list xml:id="list1965417467" text:continue-numbering="true" text:style-name="WW8Num1">
        <text:list-item>
          <text:p text:style-name="P14">Hoạt động chuyên môn</text:p>
        </text:list-item>
        <text:list-item>
          <text:p text:style-name="P14">Hoạt động học tập</text:p>
        </text:list-item>
        <text:list-item>
          <text:p text:style-name="P14">Hoạt động ngoại khóa</text:p>
        </text:list-item>
        <text:list-item>
          <text:p text:style-name="P14">Hoạt động hướng nghiệp</text:p>
        </text:list-item>
      </text:list>
      <text:p text:style-name="Standard">Thư viện – thiết bị</text:p>
      <text:list xml:id="list460221261" text:continue-numbering="true" text:style-name="WW8Num1">
        <text:list-item>
          <text:p text:style-name="P14">Thư viện Học liệu </text:p>
        </text:list-item>
        <text:list-item>
          <text:p text:style-name="P14">Thư viện SKKN</text:p>
        </text:list-item>
        <text:list-item>
          <text:p text:style-name="P14">Thư viện ảnh – video trường</text:p>
        </text:list-item>
        <text:list-item>
          <text:p text:style-name="P14">Thư viện ứng dụng CNTT</text:p>
        </text:list-item>
        <text:list-item>
          <text:p text:style-name="P14">Thiết bị</text:p>
        </text:list-item>
      </text:list>
      <text:p text:style-name="Standard">Công tác thi đua – khen thưởng</text:p>
      <text:list xml:id="list1388575470" text:continue-numbering="true" text:style-name="WW8Num1">
        <text:list-item>
          <text:p text:style-name="P14">Thi đua GV-CBCNV</text:p>
        </text:list-item>
        <text:list-item>
          <text:p text:style-name="P14">Thi đua Học sinh</text:p>
        </text:list-item>
        <text:list-item>
          <text:p text:style-name="P14">Danh sách đăng ký thi đua đầu năm</text:p>
        </text:list-item>
      </text:list>
      <text:p text:style-name="Standard">Câu lạc bộ</text:p>
      <text:list xml:id="list1389210508" text:continue-numbering="true" text:style-name="WW8Num1">
        <text:list-item>
          <text:p text:style-name="P14">CLB toán học</text:p>
        </text:list-item>
        <text:list-item>
          <text:p text:style-name="P14">CLB Ngoại ngữ</text:p>
        </text:list-item>
        <text:list-item>
          <text:p text:style-name="P14">CLB TDTT</text:p>
        </text:list-item>
        <text:list-item>
          <text:p text:style-name="P14">CLB Học tập</text:p>
        </text:list-item>
        <text:list-item>
          <text:p text:style-name="P14">CLB kỹ năng sống</text:p>
        </text:list-item>
      </text:list>
      <text:p text:style-name="Standard">Liên hệ</text:p>
      <table:table table:name="Bảng2" table:style-name="Bảng2">
        <table:table-column table:style-name="Bảng2.A"/>
        <table:table-column table:style-name="Bảng2.B"/>
        <table:table-column table:style-name="Bảng2.C"/>
        <text:soft-page-break/>
        <table:table-row table:style-name="Bảng2.1">
          <table:table-cell table:style-name="Bảng2.A1" table:number-columns-spanned="3" office:value-type="string">
            <text:p text:style-name="P2">Banner: <text:s text:c="4"/>Trường THPT Vạn xuân – Hoài đức</text:p>
          </table:table-cell>
          <table:covered-table-cell/>
          <table:covered-table-cell/>
        </table:table-row>
        <table:table-row table:style-name="Bảng2.1">
          <table:table-cell table:style-name="Bảng2.A1" table:number-columns-spanned="3" office:value-type="string">
            <text:p text:style-name="P2">“Dòng chữ chạy”: <text:s text:c="10"/>Kỷ cương nghiêm – Chất lượng thật – Hiệu quả cao</text:p>
          </table:table-cell>
          <table:covered-table-cell/>
          <table:covered-table-cell/>
        </table:table-row>
        <table:table-row table:style-name="Bảng2.3">
          <table:table-cell table:style-name="Bảng2.A3" office:value-type="string">
            <text:p text:style-name="P2">Site</text:p>
          </table:table-cell>
          <table:table-cell table:style-name="Bảng2.B3" table:number-rows-spanned="4" office:value-type="string">
            <text:p text:style-name="P3">Nội dung hiển thị tương ứng</text:p>
          </table:table-cell>
          <table:table-cell table:style-name="Bảng2.A1" office:value-type="string">
            <text:p text:style-name="P2">Thông báo “new”</text:p>
          </table:table-cell>
        </table:table-row>
        <table:table-row table:style-name="Bảng2.3">
          <table:table-cell table:style-name="Bảng2.A3" office:value-type="string">
            <text:p text:style-name="P2">Liên kết <text:s/>Website</text:p>
          </table:table-cell>
          <table:covered-table-cell/>
          <table:table-cell table:style-name="Bảng2.A1" office:value-type="string">
            <text:p text:style-name="P2">Thông tin mới “Chạy”</text:p>
          </table:table-cell>
        </table:table-row>
        <table:table-row table:style-name="Bảng2.5">
          <table:table-cell table:style-name="Bảng2.A3" office:value-type="string">
            <text:p text:style-name="P2">Đăng nhập</text:p>
          </table:table-cell>
          <table:covered-table-cell/>
          <table:table-cell table:style-name="Bảng2.A1" office:value-type="string">
            <text:p text:style-name="P2">Hình ảnh – sự kiện</text:p>
          </table:table-cell>
        </table:table-row>
        <table:table-row table:style-name="Bảng2.6">
          <table:table-cell table:style-name="Bảng2.A3" office:value-type="string">
            <text:p text:style-name="P2">Số lượt truy cập</text:p>
          </table:table-cell>
          <table:covered-table-cell/>
          <table:table-cell table:style-name="Bảng2.A1" office:value-type="string">
            <text:p text:style-name="P2">Quảng cáo</text:p>
          </table:table-cell>
        </table:table-row>
        <table:table-row table:style-name="Bảng2.7">
          <table:table-cell table:style-name="Bảng2.A1" table:number-columns-spanned="3" office:value-type="string">
            <text:p text:style-name="P3"><text:span text:style-name="T1">©2009 Bản quyền thuộc về trường THPT Vạn xuân – Hoài đức<text:line-break/>Địa chỉ: Km0 – Cát Quế - Hoài Đức - Hà Nội<text:line-break/>Điện thoại : (+84)0433668412 ; (+84)0433997575 ; (+84)0433668012 Email: </text:span><text:a xlink:type="simple" xlink:href="mailto:c3vanxuan2@hanoiedu.vn"><text:span text:style-name="Internet_20_link"><text:span text:style-name="T1">c3vanxuan2@hanoiedu.vn</text:span></text:span></text:a><text:span text:style-name="T1"><text:line-break/>®Chịu trách nhiệm chính: Hiệu trưởng </text:span><text:span text:style-name="T2">Ths. Nguyễn Trọng Thà</text:span><text:span text:style-name="T1"><text:line-break/></text:span></text:p>
          </table:table-cell>
          <table:covered-table-cell/>
          <table:covered-table-cell/>
        </table:table-row>
      </table:table>
      <text:p text:style-name="Standard"/>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CA"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3.175cm" fo:margin-right="3.175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iới thiệu</dc:title>
    <meta:initial-creator>Root</meta:initial-creator>
    <meta:creation-date>2011-11-26T20:07:00</meta:creation-date>
    <dc:creator>۞ </dc:creator>
    <dc:date>2011-12-11T19:17:16</dc:date>
    <meta:editing-cycles>10</meta:editing-cycles>
    <meta:editing-duration>PT3H16M39S</meta:editing-duration>
    <meta:generator>LibreOffice/3.4$Linux LibreOffice_project/340m1$Build-302</meta:generator>
    <meta:document-statistic meta:table-count="2" meta:image-count="0" meta:object-count="0" meta:page-count="3" meta:paragraph-count="84" meta:word-count="538" meta:character-count="2235" meta:non-whitespace-character-count="1805"/>
    <meta:user-defined meta:name="Thông tin 1"/>
    <meta:user-defined meta:name="Thông tin 2"/>
    <meta:user-defined meta:name="Thông tin 3"/>
    <meta:user-defined meta:name="Thông tin 4"/>
  </office:meta>
</office:document-meta>
</file>